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en" fo:country="US" officeooo:rsid="00718ea0" officeooo:paragraph-rsid="00718ea0" style:font-size-asian="12pt" style:font-size-complex="12pt"/>
    </style:style>
    <style:style style:name="P2" style:family="paragraph" style:parent-style-name="Standard">
      <style:text-properties style:font-name="Arial" fo:font-size="12pt" fo:language="en" fo:country="US" officeooo:rsid="007e4786" officeooo:paragraph-rsid="007e4786" style:font-size-asian="12pt" style:font-size-complex="12pt"/>
    </style:style>
    <style:style style:name="P3" style:family="paragraph" style:parent-style-name="Standard">
      <style:text-properties style:font-name="Arial" fo:font-size="12pt" fo:language="en" fo:country="US" officeooo:rsid="00864c58" officeooo:paragraph-rsid="00864c58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US" officeooo:rsid="007e4786" officeooo:paragraph-rsid="007e4786" style:font-size-asian="12pt" style:font-size-complex="12pt"/>
    </style:style>
    <style:style style:name="P5" style:family="paragraph" style:parent-style-name="Standard" style:list-style-name="L2">
      <style:text-properties style:font-name="Arial" fo:font-size="12pt" fo:language="en" fo:country="US" officeooo:rsid="007e4786" officeooo:paragraph-rsid="0087e1cf" style:font-size-asian="12pt" style:font-size-complex="12pt"/>
    </style:style>
    <style:style style:name="P6" style:family="paragraph" style:parent-style-name="Standard" style:list-style-name="L1">
      <style:text-properties style:font-name="Arial" fo:font-size="12pt" fo:language="en" fo:country="US" officeooo:rsid="0085a880" officeooo:paragraph-rsid="0085a880" style:font-size-asian="12pt" style:font-size-complex="12pt"/>
    </style:style>
    <style:style style:name="P7" style:family="paragraph" style:parent-style-name="Standard" style:list-style-name="L2">
      <style:text-properties style:font-name="Arial" fo:font-size="12pt" fo:language="en" fo:country="US" officeooo:rsid="0085a880" officeooo:paragraph-rsid="0087e1cf" style:font-size-asian="12pt" style:font-size-complex="12pt"/>
    </style:style>
    <style:style style:name="P8" style:family="paragraph" style:parent-style-name="Standard" style:list-style-name="L1">
      <style:text-properties style:font-name="Arial" fo:font-size="12pt" fo:language="en" fo:country="US" officeooo:rsid="00864c58" officeooo:paragraph-rsid="00864c58" style:font-size-asian="12pt" style:font-size-complex="12pt"/>
    </style:style>
    <style:style style:name="P9" style:family="paragraph" style:parent-style-name="Standard" style:list-style-name="L2">
      <style:text-properties style:font-name="Arial" fo:font-size="12pt" fo:language="en" fo:country="US" officeooo:rsid="00864c58" officeooo:paragraph-rsid="0087e1cf" style:font-size-asian="12pt" style:font-size-complex="12pt"/>
    </style:style>
    <style:style style:name="P10" style:family="paragraph" style:parent-style-name="Standard" style:list-style-name="L2">
      <style:text-properties style:font-name="Arial" fo:font-size="12pt" fo:language="en" fo:country="US" officeooo:rsid="00718ea0" officeooo:paragraph-rsid="0087e1cf" style:font-size-asian="12pt" style:font-size-complex="12pt"/>
    </style:style>
    <style:style style:name="P11" style:family="paragraph" style:parent-style-name="Standard">
      <style:text-properties style:font-name="Arial" fo:font-size="12pt" fo:language="en" fo:country="US" officeooo:rsid="00718ea0" officeooo:paragraph-rsid="00718ea0" style:font-size-asian="12pt" style:font-size-complex="12pt"/>
    </style:style>
    <style:style style:name="P12" style:family="paragraph" style:parent-style-name="Standard">
      <style:text-properties style:font-name="Arial" fo:font-size="12pt" fo:language="en" fo:country="US" officeooo:rsid="0088c5ca" officeooo:paragraph-rsid="0088c5ca" style:font-size-asian="12pt" style:font-size-complex="12pt"/>
    </style:style>
    <style:style style:name="P13" style:family="paragraph" style:parent-style-name="Standard">
      <style:text-properties style:font-name="Arial" fo:font-size="12pt" fo:language="en" fo:country="US" officeooo:rsid="008a030a" officeooo:paragraph-rsid="008a030a" style:font-size-asian="12pt" style:font-size-complex="12pt"/>
    </style:style>
    <style:style style:name="T1" style:family="text">
      <style:text-properties officeooo:rsid="0085a88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502402137" text:style-name="L1">
        <text:list-item>
          <text:p text:style-name="P4">A<text:span text:style-name="T1">bdul</text:span></text:p>
        </text:list-item>
        <text:list-item>
          <text:p text:style-name="P6">Ahmad</text:p>
        </text:list-item>
        <text:list-item>
          <text:p text:style-name="P6">Anton</text:p>
        </text:list-item>
        <text:list-item>
          <text:p text:style-name="P6">Aziz</text:p>
        </text:list-item>
        <text:list-item>
          <text:p text:style-name="P6">Edwin</text:p>
        </text:list-item>
        <text:list-item>
          <text:p text:style-name="P6">Esha</text:p>
        </text:list-item>
        <text:list-item>
          <text:p text:style-name="P6">Fareed</text:p>
        </text:list-item>
        <text:list-item>
          <text:p text:style-name="P6">Fatima</text:p>
        </text:list-item>
        <text:list-item>
          <text:p text:style-name="P6">Goran</text:p>
        </text:list-item>
        <text:list-item>
          <text:p text:style-name="P6">Jeff</text:p>
        </text:list-item>
        <text:list-item>
          <text:p text:style-name="P8">Jennifer</text:p>
        </text:list-item>
        <text:list-item>
          <text:p text:style-name="P8">Kate</text:p>
        </text:list-item>
        <text:list-item>
          <text:p text:style-name="P8">Leticia</text:p>
        </text:list-item>
        <text:list-item>
          <text:p text:style-name="P8">Leyla</text:p>
        </text:list-item>
        <text:list-item>
          <text:p text:style-name="P8">Luke</text:p>
        </text:list-item>
        <text:list-item>
          <text:p text:style-name="P8">Paola</text:p>
        </text:list-item>
        <text:list-item>
          <text:p text:style-name="P8">Pelle</text:p>
        </text:list-item>
        <text:list-item>
          <text:p text:style-name="P8">Salahaldin</text:p>
        </text:list-item>
        <text:list-item>
          <text:p text:style-name="P8">Sarah</text:p>
        </text:list-item>
        <text:list-item>
          <text:p text:style-name="P8">Tabi</text:p>
        </text:list-item>
        <text:list-item>
          <text:p text:style-name="P8">Tomislav</text:p>
        </text:list-item>
      </text:list>
      <text:p text:style-name="P3"/>
      <text:p text:style-name="P1"/>
      <text:p text:style-name="P12">Formatting</text:p>
      <text:p text:style-name="P12">Black in Tech</text:p>
      <text:p text:style-name="P12">Insight into Web Dev from Online Marketing and Design</text:p>
      <text:p text:style-name="P13">Heise online</text:p>
      <text:p text:style-name="P13"/>
      <text:p text:style-name="P1"/>
      <text:p text:style-name="P1"/>
      <text:p text:style-name="P1"/>
      <text:list xml:id="list1892321905" text:style-name="L2">
        <text:list-item>
          <text:p text:style-name="P5">A<text:span text:style-name="T1">bdul</text:span></text:p>
          <text:list>
            <text:list-item>
              <text:p text:style-name="P7">Afghan Food</text:p>
            </text:list-item>
          </text:list>
        </text:list-item>
        <text:list-item>
          <text:p text:style-name="P7">Ahmad</text:p>
          <text:list>
            <text:list-item>
              <text:p text:style-name="P7">NA</text:p>
            </text:list-item>
          </text:list>
        </text:list-item>
        <text:list-item>
          <text:p text:style-name="P7">Angel</text:p>
          <text:list>
            <text:list-item>
              <text:p text:style-name="P7">Small Company</text:p>
            </text:list-item>
          </text:list>
        </text:list-item>
        <text:list-item>
          <text:p text:style-name="P7">Anton</text:p>
        </text:list-item>
        <text:list-item>
          <text:p text:style-name="P7">Astrid</text:p>
          <text:list>
            <text:list-item>
              <text:p text:style-name="P7">International Finance</text:p>
            </text:list-item>
          </text:list>
        </text:list-item>
        <text:list-item>
          <text:p text:style-name="P7">Aziz</text:p>
          <text:list>
            <text:list-item>
              <text:p text:style-name="P7">African Palace</text:p>
            </text:list-item>
          </text:list>
        </text:list-item>
        <text:list-item>
          <text:p text:style-name="P7">Edwin</text:p>
          <text:list>
            <text:list-item>
              <text:p text:style-name="P7">Nelson Mandela</text:p>
            </text:list-item>
          </text:list>
        </text:list-item>
        <text:list-item>
          <text:p text:style-name="P7">Esha</text:p>
          <text:list>
            <text:list-item>
              <text:p text:style-name="P7">Travel</text:p>
            </text:list-item>
          </text:list>
        </text:list-item>
        <text:list-item>
          <text:p text:style-name="P7">Fareed</text:p>
          <text:list>
            <text:list-item>
              <text:p text:style-name="P7">Malaria</text:p>
            </text:list-item>
          </text:list>
        </text:list-item>
        <text:list-item>
          <text:p text:style-name="P7">Fatima</text:p>
          <text:list>
            <text:list-item>
              <text:p text:style-name="P7">Anime</text:p>
            </text:list-item>
          </text:list>
        </text:list-item>
        <text:list-item>
          <text:p text:style-name="P7">Goran</text:p>
          <text:list>
            <text:list-item>
              <text:p text:style-name="P7"><text:soft-page-break/>Already done Website</text:p>
            </text:list-item>
          </text:list>
        </text:list-item>
        <text:list-item>
          <text:p text:style-name="P7">Jeff</text:p>
          <text:list>
            <text:list-item>
              <text:p text:style-name="P7">Formular 1</text:p>
            </text:list-item>
          </text:list>
        </text:list-item>
        <text:list-item>
          <text:p text:style-name="P9">Jennifer</text:p>
          <text:list>
            <text:list-item>
              <text:p text:style-name="P9">Museum</text:p>
            </text:list-item>
          </text:list>
        </text:list-item>
        <text:list-item>
          <text:p text:style-name="P9">Kate</text:p>
          <text:list>
            <text:list-item>
              <text:p text:style-name="P9">History of Ghan Tribe</text:p>
            </text:list-item>
          </text:list>
        </text:list-item>
        <text:list-item>
          <text:p text:style-name="P9">Leticia</text:p>
          <text:list>
            <text:list-item>
              <text:p text:style-name="P9">Wellbeing</text:p>
            </text:list-item>
          </text:list>
        </text:list-item>
        <text:list-item>
          <text:p text:style-name="P9">Leyla</text:p>
          <text:list>
            <text:list-item>
              <text:p text:style-name="P9">Nonprofit Bees</text:p>
            </text:list-item>
          </text:list>
        </text:list-item>
        <text:list-item>
          <text:p text:style-name="P9">Luke</text:p>
          <text:list>
            <text:list-item>
              <text:p text:style-name="P9">Portfolio</text:p>
            </text:list-item>
          </text:list>
        </text:list-item>
        <text:list-item>
          <text:p text:style-name="P9">Paola</text:p>
          <text:list>
            <text:list-item>
              <text:p text:style-name="P9">Boston</text:p>
            </text:list-item>
          </text:list>
        </text:list-item>
        <text:list-item>
          <text:p text:style-name="P9">Pedicta</text:p>
          <text:list>
            <text:list-item>
              <text:p text:style-name="P9">Handmade Bags</text:p>
            </text:list-item>
          </text:list>
        </text:list-item>
        <text:list-item>
          <text:p text:style-name="P9">Pelle</text:p>
          <text:list>
            <text:list-item>
              <text:p text:style-name="P9">Mountains</text:p>
            </text:list-item>
          </text:list>
        </text:list-item>
        <text:list-item>
          <text:p text:style-name="P9">Salahaldin</text:p>
        </text:list-item>
        <text:list-item>
          <text:p text:style-name="P9">Sarah</text:p>
          <text:list>
            <text:list-item>
              <text:p text:style-name="P9">Animal Shelter</text:p>
            </text:list-item>
          </text:list>
        </text:list-item>
        <text:list-item>
          <text:p text:style-name="P9">Tabi</text:p>
          <text:list>
            <text:list-item>
              <text:p text:style-name="P9">Visual Museum</text:p>
            </text:list-item>
          </text:list>
        </text:list-item>
        <text:list-item>
          <text:p text:style-name="P9">Tomislav</text:p>
          <text:list>
            <text:list-item>
              <text:p text:style-name="P9"/>
            </text:list-item>
          </text:list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15:13:32.871000000</meta:creation-date>
    <dc:date>2023-05-16T11:45:43.305000000</dc:date>
    <meta:editing-duration>P5DT22H14M21S</meta:editing-duration>
    <meta:editing-cycles>100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72" meta:word-count="164" meta:character-count="735" meta:non-whitespace-character-count="709"/>
  </office:meta>
</office:document-meta>
</file>